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388029AFB76F24F77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3.999cm" svg:y="12.039cm" svg:width="9.2cm" svg:height="9.241cm" draw:z-index="0"><draw:image xlink:href="Pictures/100000000000038400000388029AFB76F24F77E0.png" xlink:type="simple" xlink:show="embed" xlink:actuate="onLoad" draw:mime-type="image/png"/></draw:frame><draw:frame draw:style-name="fr1" draw:name="Imagen2" text:anchor-type="char" svg:x="2.72cm" svg:y="-0.021cm" svg:width="10.215cm" svg:height="10.259cm" draw:z-index="1"><draw:image xlink:href="Pictures/100000000000038400000388029AFB76F24F77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9:05:31.069267140</meta:creation-date>
    <dc:date>2025-03-05T19:06:10.869918775</dc:date>
    <meta:editing-duration>PT4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